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112.png" xlink:type="simple" xlink:show="embed" xlink:actuate="onLoad"/></draw:frame></text:p>
          </table:table-cell>
          <table:table-cell table:style-name="Table1.B1" office:value-type="string">
            <text:h text:style-name="P7" text:outline-level="1">Точечная кинетика (модель мгновенного скачка)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скалярный<text:span text:style-name="T4">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1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<text:span text:style-name="T1">упрощенную</text:span> модель кинетики нейтронов, а именно: <text:span text:style-name="T1">модель мгновенного скачка</text:span>, дифференциальные уравнения которой получены на основании известных уравнений кинетики “точечного” ядерного реактора <text:s/>в односкоростном приближении. </text:p>
            <text:p text:style-name="P3">Блок имеет один <text:span text:style-name="T1">входной</text:span> и один <text:span text:style-name="T1">выходной</text:span> сигнал. </text:p>
            <text:p text:style-name="P3">Данный типовой блок соответствует <text:span text:style-name="T1">постоянному</text:span> (во времени) интенсивности внешнего источника нейтронов.</text:p>
            <text:p text:style-name="P3"><text:span text:style-name="T1">Входным</text:span> сигналом в блок является <text:span text:style-name="T1">абсолютное изменение</text:span> реактивности<draw:frame draw:style-name="fr3" draw:name="Объект1" text:anchor-type="as-char" svg:width="2.646cm" svg:height="0.62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. </text:p>
            <text:p text:style-name="P3"><text:span text:style-name="T1">Выходным</text:span> сигналом из блока являются либо <text:span text:style-name="T1">безразмерная нейтронная мощность</text:span><text:span text:style-name="T1"><draw:frame draw:style-name="fr3" draw:name="Объект3" text:anchor-type="as-char" svg:width="2.632cm" svg:height="1.201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, л</text:span>ибо <text:span text:style-name="T1">безразмерное отклонение нейтронной мощности</text:span><text:span text:style-name="T1"><draw:frame draw:style-name="fr3" draw:name="Объект2" text:anchor-type="as-char" svg:width="4.046cm" svg:height="1.20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.</text:p>
            <text:p text:style-name="P4">Свойства:</text:p>
            <text:list xml:id="list4610616075985869438" text:style-name="L1">
              <text:list-item>
                <text:p text:style-name="P8">Эффективная доля запаздывающих нейтронов.</text:p>
              </text:list-item>
              <text:list-item>
                <text:p text:style-name="P10"><text:span text:style-name="T5">Начальная подкритичность (в долях</text:span><text:span text:style-name="T5"><draw:frame draw:style-name="fr3" draw:name="Объект4" text:anchor-type="as-char" svg:width="1.037cm" svg:height="0.543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).</text:span></text:p>
              </text:list-item>
              <text:list-item>
                <text:p text:style-name="P8">Относительные доли групп запаздывающих нейтронов.</text:p>
              </text:list-item>
              <text:list-item>
                <text:p text:style-name="P8">Постоянные распада групп запаздывающих нейтронов.</text:p>
              </text:list-item>
              <text:list-item>
                <text:p text:style-name="P8">Нормировка (1 – если выход блока <text:span text:style-name="T1">нормированная мощность</text:span>; 0 – если выход блока <text:span text:style-name="T1">нормированные отклонения мощности</text:span>)</text:p>
              </text:list-item>
            </text:list>
            <text:p text:style-name="P3"><text:span text:style-name="T2">Математическая модель</text:span> данного блока получена на основании известных уравнений кинетики “точечного” ядерного реактора <text:s/>в односкоростном приближении (т.е. процесс деления ядер осуществляется нейтронами одной энергетической группы – либо только тепловыми, либо только быстрыми):</text:p>
            <text:p text:style-name="P3"><draw:frame draw:style-name="fr3" draw:name="Объект5" text:anchor-type="as-char" svg:width="11.121cm" svg:height="2.856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3">где<draw:frame draw:style-name="fr3" draw:name="Объект6" text:anchor-type="as-char" svg:width="1.219cm" svg:height="0.564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– мощность реактора;</text:p>
            <text:p text:style-name="P3"><draw:frame draw:style-name="fr3" draw:name="Объект7" text:anchor-type="as-char" svg:width="1.051cm" svg:height="0.56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– реактивность;</text:p>
            <text:p text:style-name="P3"><text:soft-page-break/><draw:frame draw:style-name="fr3" draw:name="Объект8" text:anchor-type="as-char" svg:width="1.037cm" svg:height="0.543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– эффективная доля запаздывающих нейтронов;</text:p>
            <text:p text:style-name="P3"><draw:frame draw:style-name="fr3" draw:name="Объект9" text:anchor-type="as-char" svg:width="0.379cm" svg:height="0.549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– время жизни мгновенных нейтронов;</text:p>
            <text:p text:style-name="P3"><draw:frame draw:style-name="fr3" draw:name="Объект10" text:anchor-type="as-char" svg:width="1.249cm" svg:height="0.62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– концентрация ядер-предшественников запаздывающих нейтронов i-й группы;</text:p>
            <text:p text:style-name="P3"><draw:frame draw:style-name="fr3" draw:name="Объект11" text:anchor-type="as-char" svg:width="0.6cm" svg:height="0.549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– постоянная распада ядер-предшественников i-й группы;</text:p>
            <text:p text:style-name="P3"><draw:frame draw:style-name="fr3" draw:name="Объект12" text:anchor-type="as-char" svg:width="0.566cm" svg:height="0.543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– доля запаздывающих нейтронов i-й группы;</text:p>
            <text:p text:style-name="P3"><draw:frame draw:style-name="fr3" draw:name="Объект13" text:anchor-type="as-char" svg:width="1.095cm" svg:height="0.564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– интенсивность внешнего источника нейтронов.</text:p>
            <text:p text:style-name="P3">Уравнения кинетики нейтронов после преобразований исходной системы уравнений принимают вид:</text:p>
            <text:p text:style-name="P3"><draw:frame draw:style-name="fr3" draw:name="Объект14" text:anchor-type="as-char" svg:width="6.422cm" svg:height="3.618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3">где<draw:frame draw:style-name="fr3" draw:name="Объект15" text:anchor-type="as-char" svg:width="1.122cm" svg:height="0.621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– нормированное отклонение концентрации ядер-предшественников запаздывающих нейтронов i-й группы;</text:p>
            <text:p text:style-name="P3"><draw:frame draw:style-name="fr3" draw:name="Объект16" text:anchor-type="as-char" svg:width="0.691cm" svg:height="0.59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– абсолютная (по модулю) подкритичность ядерного реактора в долях<draw:frame draw:style-name="fr3" draw:name="Объект17" text:anchor-type="as-char" svg:width="1.037cm" svg:height="0.543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;</text:p>
            <text:p text:style-name="P3"><draw:frame draw:style-name="fr3" draw:name="Объект18" text:anchor-type="as-char" svg:width="1.122cm" svg:height="0.621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– относительное изменение реактивности в долях<draw:frame draw:style-name="fr3" draw:name="Объект19" text:anchor-type="as-char" svg:width="1.037cm" svg:height="0.543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;</text:p>
            <text:p text:style-name="P3"><draw:frame draw:style-name="fr3" draw:name="Объект20" text:anchor-type="as-char" svg:width="0.691cm" svg:height="0.591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– относительная доля запаздывающих нейтронов i-й группы.</text:p>
            <text:p text:style-name="P3">При<draw:frame draw:style-name="fr3" draw:name="Объект21" text:anchor-type="as-char" svg:width="1.05cm" svg:height="0.549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реактор находится в стационаре, поэтому<draw:frame draw:style-name="fr3" draw:name="Объект22" text:anchor-type="as-char" svg:width="3.023cm" svg:height="0.621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text:p text:style-name="P3">Очевидно, что если при<draw:frame draw:style-name="fr3" draw:name="Объект31" text:anchor-type="as-char" svg:width="1.05cm" svg:height="0.549cm" draw:z-index="24"><draw:object xlink:href="./Object 31" xlink:type="simple" xlink:show="embed" xlink:actuate="onLoad"/><draw:image xlink:href="./ObjectReplacements/Object 31" xlink:type="simple" xlink:show="embed" xlink:actuate="onLoad"/><svg:desc>формула</svg:desc></draw:frame>нейтронная мощность постоянна, то начальные условия для нормированных концентраций ядер-предшественников запаздывающих нейтронов равны <text:span text:style-name="T2">1.0</text:span>. </text:p>
            <text:p text:style-name="P4">Примечания:</text:p>
            <text:list xml:id="list1768137557261883235" text:style-name="L2">
              <text:list-item>
                <text:p text:style-name="P9">По умолчанию в первых строках введены параметры, приблизительно соответствующие данным для реактора РБМК-1000.</text:p>
              </text:list-item>
              <text:list-item>
                <text:p text:style-name="P9">По умолчанию<draw:frame draw:style-name="fr3" draw:name="Объект23" text:anchor-type="as-char" svg:width="0.566cm" svg:height="0.543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и<draw:frame draw:style-name="fr3" draw:name="Объект24" text:anchor-type="as-char" svg:width="0.6cm" svg:height="0.54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соответствуют данным для “чистого” топлива U-235, хотя Пользователь может их скорректировать, например, если в процессе работы реактора нуклидный состав топлива изменился.</text:p>
              </text:list-item>
              <text:list-item>
                <text:p text:style-name="P9">Структура диалогового окна этого блока позволяет задать и другое число групп ядер-предшественников запаздывающих нейтронов и, соответственно,<draw:frame draw:style-name="fr3" draw:name="Объект25" text:anchor-type="as-char" svg:width="0.566cm" svg:height="0.543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и<draw:frame draw:style-name="fr3" draw:name="Объект26" text:anchor-type="as-char" svg:width="0.6cm" svg:height="0.549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. Например, если необходимо учесть вклад фотонейтронов, то число групп может быть увеличено, например, до 8, и наоборот, можно ввести одногрупповую модель кинетики запаздывающих нейтронов.</text:p>
              </text:list-item>
              <text:list-item>
                <text:p text:style-name="P9">Если реактор подкритичен, то считается, что его <text:span text:style-name="T1">стационарное</text:span> состояние при<draw:frame draw:style-name="fr3" draw:name="Объект27" text:anchor-type="as-char" svg:width="1.05cm" svg:height="0.549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поддерживалось <text:span text:style-name="T1">внешним</text:span> источником нейтронов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очечная кинетика (модель мгновенного скачка)</dc:title>
    <dc:date>2014-12-26T13:14:41.77</dc:date>
    <meta:generator>OpenOffice/4.1.1$Win32 OpenOffice.org_project/411m6$Build-9775</meta:generator>
    <meta:editing-duration>PT6H3M55S</meta:editing-duration>
    <meta:editing-cycles>136</meta:editing-cycles>
    <meta:document-statistic meta:table-count="1" meta:image-count="2" meta:object-count="28" meta:page-count="2" meta:paragraph-count="40" meta:word-count="362" meta:character-count="2914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o stretchy="false">ρ</mo>
      <mrow>
        <mo stretchy="false">(</mo>
        <mrow>
          <mi>t</mi>
        </mrow>
        <mo stretchy="false">)</mo>
      </mrow>
    </mrow>
    <annotation encoding="StarMath 5.0">%rho (t)</annotation>
  </semantics>
</math>
</file>

<file path=Object 11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12/content.xml><?xml version="1.0" encoding="utf-8"?>
<math xmlns="http://www.w3.org/1998/Math/MathML">
  <semantics>
    <mrow>
      <mi>l</mi>
    </mrow>
    <annotation encoding="StarMath 5.0">l</annotation>
  </semantics>
</math>
</file>

<file path=Object 13/content.xml><?xml version="1.0" encoding="utf-8"?>
<math xmlns="http://www.w3.org/1998/Math/MathML">
  <semantics>
    <mrow>
      <mrow>
        <msub>
          <mi>C</mi>
          <mi>i</mi>
        </msub>
        <mrow>
          <mo stretchy="false">(</mo>
          <mrow>
            <mi>t</mi>
          </mrow>
          <mo stretchy="false">)</mo>
        </mrow>
      </mrow>
    </mrow>
    <annotation encoding="StarMath 5.0">{C_i(t)}</annotation>
  </semantics>
</math>
</file>

<file path=Object 14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5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n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sup>
                        <mo stretchy="false">ρ</mo>
                        <mn>0</mn>
                        <mrow>
                          <mrow>
                            <mtext/>
                            <mo stretchy="false">∗</mo>
                            <mtext/>
                          </mrow>
                        </mrow>
                      </msubsup>
                      <mrow>
                        <mi/>
                        <mo stretchy="false">+</mo>
                        <mi/>
                      </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n>6</mn>
                          </mrow>
                        </munderover>
                        <mrow>
                          <mrow>
                            <msubsup>
                              <mo stretchy="false">β</mo>
                              <mi>i</mi>
                              <mrow>
                                <mrow>
                                  <mtext/>
                                  <mo stretchy="false">∗</mo>
                                  <mtext/>
                                </mrow>
                              </mrow>
                            </msubsup>
                            <mo stretchy="false">⋅</mo>
                            <mover accent="true">
                              <msub>
                                <mrow>
                                  <mi>c</mi>
                                </mrow>
                                <mi>i</mi>
                              </msub>
                              <mo stretchy="false">̃</mo>
                            </mover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row>
                      <mrow>
                        <mrow>
                          <mn>1</mn>
                          <mo stretchy="false">+</mo>
                          <msubsup>
                            <mo stretchy="false">ρ</mo>
                            <mn>0</mn>
                            <mrow>
                              <mrow>
                                <mtext/>
                                <mo stretchy="false">∗</mo>
                                <mtext/>
                              </mrow>
                            </mrow>
                          </msubsup>
                        </mrow>
                        <mo stretchy="false">−</mo>
                        <mover accent="true">
                          <mrow>
                            <mo stretchy="false">ρ</mo>
                          </mrow>
                          <mo stretchy="false">̃</mo>
                        </mover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over accent="true">
                        <mrow>
                          <msub>
                            <mi>c</mi>
                            <mi>i</mi>
                          </msub>
                        </mrow>
                        <mo stretchy="false">̃</mo>
                      </mover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row>
                      <msub>
                        <mo stretchy="false">λ</mo>
                        <mi>i</mi>
                      </msub>
                    </mrow>
                    <mo stretchy="false">⋅</mo>
                    <mfenced open="[" close="]">
                      <mrow>
                        <mover accent="true">
                          <mrow>
                            <mi>n</mi>
                          </mrow>
                          <mo stretchy="false">̃</mo>
                        </mover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row>
                          <mover accent="true">
                            <msub>
                              <mrow>
                                <mi>c</mi>
                              </mrow>
                              <mi>i</mi>
                            </msub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</mrow>
                  <mi>;</mi>
                </mrow>
              </mtd>
            </mtr>
          </mtable>
        </mrow>
      </mrow>
    </mrow>
    <annotation encoding="StarMath 5.0">left lbrace stack{
 {{n}(t)} ~=~ {%rho_0^{%*%}
 ~+~
 sum from {i=1} to{6} {%beta_i^{%*%} cdot tilde {c}_i(t)}}
 over
 {1 + %rho_0^{%*%} - tilde{%rho}(t)} , #
 {d tilde {c_i}(t)} over {dt} ~=~ {%lambda_i } cdot left [ tilde {n}(t) ~-~  { tilde {c}_i(t)} right ] ; }
right none
</annotation>
  </semantics>
</math>
</file>

<file path=Object 18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19/content.xml><?xml version="1.0" encoding="utf-8"?>
<math xmlns="http://www.w3.org/1998/Math/MathML">
  <semantics>
    <mrow>
      <msubsup>
        <mo stretchy="false">ρ</mo>
        <mn>0</mn>
        <mrow>
          <mrow>
            <mtext/>
            <mo stretchy="false">∗</mo>
            <mtext/>
          </mrow>
        </mrow>
      </msubsup>
    </mrow>
    <annotation encoding="StarMath 5.0">%rho_0^{%*%}</annotation>
  </semantics>
</math>
</file>

<file path=Object 20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1/content.xml><?xml version="1.0" encoding="utf-8"?>
<math xmlns="http://www.w3.org/1998/Math/MathML">
  <semantics>
    <mrow>
      <mover accent="true">
        <msub>
          <mrow>
            <mi>c</mi>
          </mrow>
          <mi>i</mi>
        </msub>
        <mo stretchy="false">̃</mo>
      </mover>
      <mrow>
        <mo stretchy="false">(</mo>
        <mrow>
          <mi>t</mi>
        </mrow>
        <mo stretchy="false">)</mo>
      </mrow>
    </mrow>
    <annotation encoding="StarMath 5.0">tilde {c}_i(t)</annotation>
  </semantics>
</math>
</file>

<file path=Object 22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23/content.xml><?xml version="1.0" encoding="utf-8"?>
<math xmlns="http://www.w3.org/1998/Math/MathML">
  <semantics>
    <mrow>
      <msubsup>
        <mo stretchy="false">β</mo>
        <mi>i</mi>
        <mrow>
          <mrow>
            <mtext/>
            <mo stretchy="false">∗</mo>
            <mtext/>
          </mrow>
        </mrow>
      </msubsup>
    </mrow>
    <annotation encoding="StarMath 5.0">%beta_i^{%*%}</annotation>
  </semantics>
</math>
</file>

<file path=Object 2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c</mi>
            </mrow>
            <mi>i</mi>
          </msub>
          <mo stretchy="false">̃</mo>
        </mover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tilde {n}(t) = tilde {c}_i(t) = 0</annotation>
  </semantics>
</math>
</file>

<file path=Object 26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7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28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9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30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31/content.xml><?xml version="1.0" encoding="utf-8"?>
<math xmlns="http://www.w3.org/1998/Math/MathML">
  <semantics>
    <mrow>
      <mrow>
        <mi>t</mi>
        <mo stretchy="false">≤</mo>
        <mn>0</mn>
      </mrow>
    </mrow>
    <annotation encoding="StarMath 5.0">t&lt;=0</annotation>
  </semantics>
</math>
</file>

<file path=Object 4/content.xml><?xml version="1.0" encoding="utf-8"?>
<math xmlns="http://www.w3.org/1998/Math/MathML">
  <semantics>
    <mrow>
      <mfenced open="(" close=")">
        <mrow>
          <mo stretchy="false">ρ</mo>
          <mrow>
            <mrow>
              <mo stretchy="false">(</mo>
              <mrow>
                <mi>t</mi>
              </mrow>
              <mo stretchy="false">)</mo>
            </mrow>
            <mo stretchy="false">−</mo>
            <mo stretchy="false">ρ</mo>
          </mrow>
          <mrow>
            <mo stretchy="false">(</mo>
            <mrow>
              <mn>0</mn>
            </mrow>
            <mo stretchy="false">)</mo>
          </mrow>
        </mrow>
      </mfenced>
    </mrow>
    <annotation encoding="StarMath 5.0">left ( %rho (t) - %rho (0) right )</annotation>
  </semantics>
</math>
</file>

<file path=Object 5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i>N</mi>
            </mrow>
            <mrow>
              <mo stretchy="false">(</mo>
              <mrow>
                <mn>0</mn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 - N(0)} over {N(0)}</annotation>
  </semantics>
</math>
</file>

<file path=Object 6/content.xml><?xml version="1.0" encoding="utf-8"?>
<math xmlns="http://www.w3.org/1998/Math/MathML">
  <semantics>
    <mrow>
      <mover accent="true">
        <mrow>
          <mi>n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N</mi>
            <mrow>
              <mo stretchy="false">(</mo>
              <mrow>
                <mi>t</mi>
              </mrow>
              <mo stretchy="false">)</mo>
            </mrow>
          </mrow>
          <mrow>
            <mi>N</mi>
            <mrow>
              <mo stretchy="false">(</mo>
              <mrow>
                <mn>0</mn>
              </mrow>
              <mo stretchy="false">)</mo>
            </mrow>
          </mrow>
        </mfrac>
      </mrow>
    </mrow>
    <annotation encoding="StarMath 5.0">tilde {n}(t) = {N(t)} over {N(0)}</annotation>
  </semantics>
</math>
</file>

<file path=Object 7/content.xml><?xml version="1.0" encoding="utf-8"?>
<math xmlns="http://www.w3.org/1998/Math/MathML">
  <semantics>
    <mrow>
      <msub>
        <mo stretchy="false">β</mo>
        <mi mathvariant="italic">эфф</mi>
      </msub>
    </mrow>
    <annotation encoding="StarMath 5.0">%beta_эфф</annotation>
  </semantics>
</math>
</file>

<file path=Object 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 mathvariant="italic">dN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o stretchy="false">ρ</mo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o stretchy="false">β</mo>
                            <mi mathvariant="italic">эфф</mi>
                          </msub>
                        </mrow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+</mo>
                    <mi/>
                  </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row>
                        <mn>6</mn>
                      </mrow>
                    </munderover>
                    <mrow>
                      <mrow>
                        <msub>
                          <mo stretchy="false">λ</mo>
                          <mi>i</mi>
                        </msub>
                        <mo stretchy="false">⋅</mo>
                        <msub>
                          <mi>C</mi>
                          <mi>i</mi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row>
                    <mi/>
                    <mo stretchy="false">+</mo>
                    <mi/>
                  </mrow>
                  <mi>S</mi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frac>
                    <mrow>
                      <msub>
                        <mi mathvariant="italic">dC</mi>
                        <mi>i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row>
                    <mfrac>
                      <mrow>
                        <msub>
                          <mo stretchy="false">β</mo>
                          <mi>i</mi>
                        </msub>
                      </mrow>
                      <mrow>
                        <mi>l</mi>
                      </mrow>
                    </mfrac>
                    <mo stretchy="false">⋅</mo>
                    <mi>N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o stretchy="false">λ</mo>
                        <mi>i</mi>
                      </msub>
                      <mo stretchy="false">⋅</mo>
                      <msub>
                        <mi>C</mi>
                        <mi>i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i>;</mi>
                </mrow>
              </mtd>
            </mtr>
          </mtable>
        </mrow>
      </mrow>
    </mrow>
    <annotation encoding="StarMath 5.0">left lbrace stack{
 {dN(t)} over {dt} ~=~ {%rho(t) - %beta_эфф } over {l} cdot N(t) ~+~  sum from {i=1} to{6} {%lambda_i cdot C_i(t)} ~+~ S(t), #
 {dC_i(t)} over {dt} ~=~ {%beta_i } over {l} cdot N(t) ~-~  {%lambda_i cdot C_i(t)}; }
right none
</annotation>
  </semantics>
</math>
</file>

<file path=Object 9/content.xml><?xml version="1.0" encoding="utf-8"?>
<math xmlns="http://www.w3.org/1998/Math/MathML">
  <semantics>
    <mrow>
      <mrow>
        <mi>N</mi>
        <mrow>
          <mo stretchy="false">(</mo>
          <mrow>
            <mi>t</mi>
          </mrow>
          <mo stretchy="false">)</mo>
        </mrow>
      </mrow>
    </mrow>
    <annotation encoding="StarMath 5.0">{N(t)}</annotation>
  </semantics>
</math>
</file>